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.parseConditionFuntionIf( String function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Parser.checkRunOver( int i , int len , int startLo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ser.readIf( String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r.parseConditi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arser.parseExpressionFunction( String function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arser.parseA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r.getSyntaxError( String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rser.parseColumn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arser.parseDynamicOpera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r.read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ser.readAn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ser.read( String expec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ser.parseCondition( DynamicOperand lef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">
            <text:p text:style-name="Table_20_Contents">3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Parser.getPropertyExistence( PropertyValue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r.readDecimal( int start , int i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arser.initialize( String query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21">
            <text:p text:style-name="Table_20_Contents">21</text:p>
          </table:table-cell>
          <table:table-cell office:value-type="float" office:value="94">
            <text:p text:style-name="Table_20_Contents">94</text:p>
          </table:table-cell>
        </table:table-row>
        <table:table-row>
          <table:table-cell office:value-type="string">
            <text:p text:style-name="Table_20_Contents">Parser.addExpected( String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r.parseJoinConditi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Parser.parseSour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rser.createQueryObjectModel( String que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arser.read( )</text:p>
          </table:table-cell>
          <table:table-cell office:value-type="float" office:value="38">
            <text:p text:style-name="Table_20_Contents">38</text:p>
          </table:table-cell>
          <table:table-cell office:value-type="float" office:value="40">
            <text:p text:style-name="Table_20_Contents">40</text:p>
          </table:table-cell>
          <table:table-cell office:value-type="float" office:value="153">
            <text:p text:style-name="Table_20_Contents">153</text:p>
          </table:table-cell>
        </table:table-row>
        <table:table-row>
          <table:table-cell office:value-type="string">
            <text:p text:style-name="Table_20_Contents">Parser.isToken( String 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ser.parseOr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rser.parseConstra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r.resolveColumns( ArrayList li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arser.Parser( QueryObjectModelFactory factory , ValueFactory valu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.parseSelec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r.getSyntaxErro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rser.parseStaticOperand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arser.readNam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rser.rea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parsePropertyValu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r.checkLiterals( boolean 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